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734a" officeooo:paragraph-rsid="001b734a"/>
    </style:style>
    <style:style style:name="P2" style:family="paragraph" style:parent-style-name="Standard">
      <style:text-properties officeooo:rsid="001c821a" officeooo:paragraph-rsid="001c821a"/>
    </style:style>
    <style:style style:name="P3" style:family="paragraph" style:parent-style-name="Standard">
      <style:text-properties officeooo:rsid="001d90cd" officeooo:paragraph-rsid="001d90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st of House</text:p>
      <text:p text:style-name="P1">You are standing…front door.</text:p>
      <text:p text:style-name="P1">There is a small mailbox here.</text:p>
      <text:p text:style-name="P1"/>
      <text:p text:style-name="P1">Open mailbox → Opening the small mailbox reveals a leaflet</text:p>
      <text:p text:style-name="P1">get leaflet → taken</text:p>
      <text:p text:style-name="P1">read leaflet → “Welcome to zork! Yada yada”</text:p>
      <text:p text:style-name="P1"/>
      <text:p text:style-name="P2">look: repeats description</text:p>
      <text:p text:style-name="P3">look at mailbox → the small mailbox is empty</text:p>
      <text:p text:style-name="P3"/>
      <text:p text:style-name="P2"/>
      <text:p text:style-name="P3">hit mailbox → with what?</text:p>
      <text:p text:style-name="P3">Hit mailbox with hand → I’ve known strange pepole, but fighting a small mailbox?</text:p>
      <text:p text:style-name="P3"/>
      <text:p text:style-name="P3">Look at door → closed</text:p>
      <text:p text:style-name="P3">open door → locked</text:p>
      <text:p text:style-name="P3">unlock door →with what?</text:p>
      <text:p text:style-name="P3">Knock on door → nobody’s home</text:p>
      <text:p text:style-name="P3">break door with hands →futile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5T09:24:04.365000000</meta:creation-date>
    <meta:generator>LibreOffice/5.1.4.2$Windows_x86 LibreOffice_project/f99d75f39f1c57ebdd7ffc5f42867c12031db97a</meta:generator>
    <dc:date>2016-08-05T09:31:53.416000000</dc:date>
    <meta:editing-duration>PT7M48S</meta:editing-duration>
    <meta:editing-cycles>3</meta:editing-cycles>
    <meta:document-statistic meta:table-count="0" meta:image-count="0" meta:object-count="0" meta:page-count="1" meta:paragraph-count="15" meta:word-count="90" meta:character-count="484" meta:non-whitespace-character-count="409"/>
  </office:meta>
</office:document-meta>
</file>